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400000262116FA56B.png" manifest:media-type="image/png"/>
  <manifest:file-entry manifest:full-path="Pictures/100000000000039700000262E7B63765.png" manifest:media-type="image/png"/>
  <manifest:file-entry manifest:full-path="Pictures/10000000000003D90000028A1C1D749C.png" manifest:media-type="image/png"/>
  <manifest:file-entry manifest:full-path="Pictures/10000000000003D800000284A9A2FC91.png" manifest:media-type="image/png"/>
  <manifest:file-entry manifest:full-path="Pictures/1000000000000392000002611DCD7A3F.png" manifest:media-type="image/png"/>
  <manifest:file-entry manifest:full-path="Pictures/100000000000039900000230BB01E308.png" manifest:media-type="image/png"/>
  <manifest:file-entry manifest:full-path="Pictures/10000000000003950000026261539D00.png" manifest:media-type="image/png"/>
  <manifest:file-entry manifest:full-path="Pictures/100000000000039B00000232FAF7D2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1" style:family="text">
      <style:text-properties officeooo:rsid="001a61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Изображение1" text:anchor-type="char" svg:x="0.106cm" svg:y="0.529cm" svg:width="17.798cm" svg:height="10.836cm" draw:z-index="0"><draw:image xlink:href="Pictures/100000000000039B00000232FAF7D2BA.png" xlink:type="simple" xlink:show="embed" xlink:actuate="onLoad" draw:mime-type="image/png"/></draw:frame><text:span text:style-name="T1">Скриншоты</text:span> </text:p>
      <text:p text:style-name="Standard"/>
      <text:p text:style-name="Standard"><text:s/><draw:frame draw:style-name="fr1" draw:name="Изображение2" text:anchor-type="char" svg:width="17cm" svg:height="10.336cm" draw:z-index="1"><draw:image xlink:href="Pictures/100000000000039900000230BB01E308.png" xlink:type="simple" xlink:show="embed" xlink:actuate="onLoad" draw:mime-type="image/png"/></draw:frame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3" text:anchor-type="char" svg:width="17cm" svg:height="11.125cm" draw:z-index="3"><draw:image xlink:href="Pictures/10000000000003D800000284A9A2FC91.png" xlink:type="simple" xlink:show="embed" xlink:actuate="onLoad" draw:mime-type="image/png"/></draw:frame><text:soft-page-break/></text:p>
      <text:p text:style-name="Standard"/>
      <text:p text:style-name="Standard"><draw:frame draw:style-name="fr2" draw:name="Изображение4" text:anchor-type="char" svg:width="17cm" svg:height="11.218cm" draw:z-index="2"><draw:image xlink:href="Pictures/10000000000003D90000028A1C1D749C.png" xlink:type="simple" xlink:show="embed" xlink:actuate="onLoad" draw:mime-type="image/png"/></draw:frame><text:s/></text:p>
      <text:p text:style-name="Standard"><draw:frame draw:style-name="fr2" draw:name="Изображение5" text:anchor-type="char" svg:width="17cm" svg:height="11.284cm" draw:z-index="4"><draw:image xlink:href="Pictures/100000000000039700000262E7B63765.png" xlink:type="simple" xlink:show="embed" xlink:actuate="onLoad" draw:mime-type="image/png"/></draw:frame><text:soft-page-break/><text:s/></text:p>
      <text:p text:style-name="Standard"><draw:frame draw:style-name="fr1" draw:name="Изображение6" text:anchor-type="char" svg:width="17cm" svg:height="11.326cm" draw:z-index="5"><draw:image xlink:href="Pictures/1000000000000392000002611DCD7A3F.png" xlink:type="simple" xlink:show="embed" xlink:actuate="onLoad" draw:mime-type="image/png"/></draw:frame><text:s/></text:p>
      <text:p text:style-name="Standard"><draw:frame draw:style-name="fr2" draw:name="Изображение7" text:anchor-type="char" svg:width="17cm" svg:height="11.308cm" draw:z-index="6"><draw:image xlink:href="Pictures/10000000000003950000026261539D00.png" xlink:type="simple" xlink:show="embed" xlink:actuate="onLoad" draw:mime-type="image/png"/></draw:frame><text:soft-page-break/><text:s/></text:p>
      <text:p text:style-name="Standard"><draw:frame draw:style-name="fr1" draw:name="Изображение8" text:anchor-type="char" svg:width="17cm" svg:height="11.321cm" draw:z-index="7"><draw:image xlink:href="Pictures/100000000000039400000262116FA5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3:35:56.307282247</meta:creation-date>
    <dc:date>2024-11-04T13:56:22.232906307</dc:date>
    <meta:editing-duration>PT7M48S</meta:editing-duration>
    <meta:editing-cycles>7</meta:editing-cycles>
    <meta:generator>LibreOffice/24.2.5.2$Linux_X86_64 LibreOffice_project/420$Build-2</meta:generator>
    <meta:document-statistic meta:table-count="0" meta:image-count="8" meta:object-count="0" meta:page-count="4" meta:paragraph-count="7" meta:word-count="1" meta:character-count="17" meta:non-whitespace-character-count="9"/>
  </office:meta>
</office:document-meta>
</file>